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22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189in" svg:y="0.0394in">
            <draw:object draw:notify-on-update-of-ranges="Sheet1.A1:Sheet1.A1 Sheet1.A2:Sheet1.A14 Sheet1.C1:Sheet1.C1 Sheet1.C2:Sheet1.C14 Sheet1.D1:Sheet1.D1 Sheet1.D2:Sheet1.D14 Sheet1.E1:Sheet1.E1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1165in" svg:height="5.35in" svg:x="4.9189in" svg:y="0.0394in">
            <draw:object draw:notify-on-update-of-ranges="Sheet1.A2:Sheet1.A14 Sheet1.C1:Sheet1.C1 Sheet1.C2:Sheet1.C14 Sheet1.D1:Sheet1.D1 Sheet1.D2:Sheet1.D14 Sheet1.E1:Sheet1.E1 Sheet1.E2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ad buffer size</text:p>
          </table:table-cell>
          <table:table-cell office:value-type="string" calcext:value-type="string">
            <text:p>dest_buffer_size</text:p>
          </table:table-cell>
          <table:table-cell office:value-type="string" calcext:value-type="string">
            <text:p>allocate_and_touch</text:p>
          </table:table-cell>
          <table:table-cell office:value-type="string" calcext:value-type="string">
            <text:p>allocate_and_copy</text:p>
          </table:table-cell>
          <table:table-cell office:value-type="string" calcext:value-type="string">
            <text:p>allocate_and_read</text:p>
          </table:table-cell>
        </table:table-row>
        <table:table-row table:style-name="ro1">
          <table:table-cell table:formula="of:=[.B2] / 1024"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.482094" calcext:value-type="float">
            <text:p>6.482094</text:p>
          </table:table-cell>
          <table:table-cell office:value-type="float" office:value="22.677134" calcext:value-type="float">
            <text:p>22.677134</text:p>
          </table:table-cell>
          <table:table-cell office:value-type="float" office:value="13.991348" calcext:value-type="float">
            <text:p>13.991348</text:p>
          </table:table-cell>
        </table:table-row>
        <table:table-row table:style-name="ro1">
          <table:table-cell table:formula="of:=[.B3] / 1024"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.674338" calcext:value-type="float">
            <text:p>6.674338</text:p>
          </table:table-cell>
          <table:table-cell office:value-type="float" office:value="22.596901" calcext:value-type="float">
            <text:p>22.596901</text:p>
          </table:table-cell>
          <table:table-cell office:value-type="float" office:value="14.063803" calcext:value-type="float">
            <text:p>14.063803</text:p>
          </table:table-cell>
        </table:table-row>
        <table:table-row table:style-name="ro1">
          <table:table-cell table:formula="of:=[.B4] / 1024"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.77452" calcext:value-type="float">
            <text:p>6.77452</text:p>
          </table:table-cell>
          <table:table-cell office:value-type="float" office:value="20.977997" calcext:value-type="float">
            <text:p>20.977997</text:p>
          </table:table-cell>
          <table:table-cell office:value-type="float" office:value="14.037169" calcext:value-type="float">
            <text:p>14.037169</text:p>
          </table:table-cell>
        </table:table-row>
        <table:table-row table:style-name="ro1">
          <table:table-cell table:formula="of:=[.B5] / 1024" office:value-type="float" office:value="2048" calcext:value-type="float">
            <text:p>204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.57486" calcext:value-type="float">
            <text:p>6.57486</text:p>
          </table:table-cell>
          <table:table-cell office:value-type="float" office:value="21.357876" calcext:value-type="float">
            <text:p>21.357876</text:p>
          </table:table-cell>
          <table:table-cell office:value-type="float" office:value="13.418673" calcext:value-type="float">
            <text:p>13.418673</text:p>
          </table:table-cell>
        </table:table-row>
        <table:table-row table:style-name="ro1">
          <table:table-cell table:formula="of:=[.B6] / 1024" office:value-type="float" office:value="4096" calcext:value-type="float">
            <text:p>409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.285586" calcext:value-type="float">
            <text:p>6.285586</text:p>
          </table:table-cell>
          <table:table-cell office:value-type="float" office:value="21.111231" calcext:value-type="float">
            <text:p>21.111231</text:p>
          </table:table-cell>
          <table:table-cell office:value-type="float" office:value="13.149235" calcext:value-type="float">
            <text:p>13.149235</text:p>
          </table:table-cell>
        </table:table-row>
        <table:table-row table:style-name="ro1">
          <table:table-cell table:formula="of:=[.B7] / 1024" office:value-type="float" office:value="8192" calcext:value-type="float">
            <text:p>819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.184611" calcext:value-type="float">
            <text:p>6.184611</text:p>
          </table:table-cell>
          <table:table-cell office:value-type="float" office:value="20.735434" calcext:value-type="float">
            <text:p>20.735434</text:p>
          </table:table-cell>
          <table:table-cell office:value-type="float" office:value="13.062627" calcext:value-type="float">
            <text:p>13.062627</text:p>
          </table:table-cell>
        </table:table-row>
        <table:table-row table:style-name="ro1">
          <table:table-cell table:formula="of:=[.B8] / 1024" office:value-type="float" office:value="16384" calcext:value-type="float">
            <text:p>1638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5.875307" calcext:value-type="float">
            <text:p>5.875307</text:p>
          </table:table-cell>
          <table:table-cell office:value-type="float" office:value="19.961256" calcext:value-type="float">
            <text:p>19.961256</text:p>
          </table:table-cell>
          <table:table-cell office:value-type="float" office:value="12.681735" calcext:value-type="float">
            <text:p>12.681735</text:p>
          </table:table-cell>
        </table:table-row>
        <table:table-row table:style-name="ro1">
          <table:table-cell table:formula="of:=[.B9] / 1024" office:value-type="float" office:value="32768" calcext:value-type="float">
            <text:p>3276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016292" calcext:value-type="float">
            <text:p>5.016292</text:p>
          </table:table-cell>
          <table:table-cell office:value-type="float" office:value="20.929251" calcext:value-type="float">
            <text:p>20.929251</text:p>
          </table:table-cell>
          <table:table-cell office:value-type="float" office:value="10.697726" calcext:value-type="float">
            <text:p>10.697726</text:p>
          </table:table-cell>
        </table:table-row>
        <table:table-row table:style-name="ro1">
          <table:table-cell table:formula="of:=[.B10] / 1024" office:value-type="float" office:value="65536" calcext:value-type="float">
            <text:p>6553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.723644" calcext:value-type="float">
            <text:p>4.723644</text:p>
          </table:table-cell>
          <table:table-cell office:value-type="float" office:value="17.986078" calcext:value-type="float">
            <text:p>17.986078</text:p>
          </table:table-cell>
          <table:table-cell office:value-type="float" office:value="9.272658" calcext:value-type="float">
            <text:p>9.272658</text:p>
          </table:table-cell>
        </table:table-row>
        <table:table-row table:style-name="ro1">
          <table:table-cell table:formula="of:=[.B11] / 1024" office:value-type="float" office:value="131072" calcext:value-type="float">
            <text:p>13107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.608075" calcext:value-type="float">
            <text:p>4.608075</text:p>
          </table:table-cell>
          <table:table-cell office:value-type="float" office:value="14.119382" calcext:value-type="float">
            <text:p>14.119382</text:p>
          </table:table-cell>
          <table:table-cell office:value-type="float" office:value="8.239252" calcext:value-type="float">
            <text:p>8.239252</text:p>
          </table:table-cell>
        </table:table-row>
        <table:table-row table:style-name="ro1">
          <table:table-cell table:formula="of:=[.B12] / 1024" office:value-type="float" office:value="262144" calcext:value-type="float">
            <text:p>262144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.530185" calcext:value-type="float">
            <text:p>4.530185</text:p>
          </table:table-cell>
          <table:table-cell office:value-type="float" office:value="9.868958" calcext:value-type="float">
            <text:p>9.868958</text:p>
          </table:table-cell>
          <table:table-cell office:value-type="float" office:value="6.912623" calcext:value-type="float">
            <text:p>6.912623</text:p>
          </table:table-cell>
        </table:table-row>
        <table:table-row table:style-name="ro1">
          <table:table-cell table:formula="of:=[.B13] / 1024" office:value-type="float" office:value="524288" calcext:value-type="float">
            <text:p>524288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4.496381" calcext:value-type="float">
            <text:p>4.496381</text:p>
          </table:table-cell>
          <table:table-cell office:value-type="float" office:value="6.064559" calcext:value-type="float">
            <text:p>6.064559</text:p>
          </table:table-cell>
          <table:table-cell office:value-type="float" office:value="5.20181" calcext:value-type="float">
            <text:p>5.20181</text:p>
          </table:table-cell>
        </table:table-row>
        <table:table-row table:style-name="ro1">
          <table:table-cell table:formula="of:=[.B14] / 1024" office:value-type="float" office:value="1048576" calcext:value-type="float">
            <text:p>104857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4.631325" calcext:value-type="float">
            <text:p>4.631325</text:p>
          </table:table-cell>
          <table:table-cell office:value-type="float" office:value="3.545731" calcext:value-type="float">
            <text:p>3.545731</text:p>
          </table:table-cell>
          <table:table-cell office:value-type="float" office:value="3.658223" calcext:value-type="float">
            <text:p>3.658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23:55:49.703322963</meta:creation-date>
    <dc:date>2024-07-24T20:05:43.997319290</dc:date>
    <meta:editing-duration>PT15M9S</meta:editing-duration>
    <meta:editing-cycles>6</meta:editing-cycles>
    <meta:generator>LibreOffice/7.3.7.2$Linux_X86_64 LibreOffice_project/30$Build-2</meta:generator>
    <meta:document-statistic meta:table-count="1" meta:cell-count="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1c1c1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32cm" svg:y="0.316cm" chart:style-name="ch2">
          <text:p>Chunked File Reads</text:p>
        </chart:title>
        <chart:legend chart:legend-position="bottom" svg:x="1.864cm" svg:y="8.395cm" style:legend-expansion="wide" chart:style-name="ch3"/>
        <chart:plot-area chart:style-name="ch4" table:cell-range-address="Sheet1.A1:Sheet1.A14 Sheet1.C1:Sheet1.E14" chart:data-source-has-labels="both" svg:x="1.641cm" svg:y="1.301cm" svg:width="14.038cm" svg:height="6.159cm">
          <chart:coordinate-region svg:x="2.273cm" svg:y="1.503cm" svg:width="13.264cm" svg:height="4.478cm"/>
          <chart:axis chart:dimension="x" chart:name="primary-x" chart:style-name="ch5" chartooo:axis-type="auto">
            <chartooo:date-scale/>
            <chart:title svg:x="6.909cm" svg:y="7.711cm" chart:style-name="ch6">
              <text:p>Read Buffer Size (KB)</text:p>
            </chart:title>
            <chart:categories table:cell-range-address="Sheet1.A2:Sheet1.A14"/>
          </chart:axis>
          <chart:axis chart:dimension="y" chart:name="primary-y" chart:style-name="ch5">
            <chart:title svg:x="0.771cm" svg:y="5.665cm" chart:style-name="ch7">
              <text:p>Bandwidth (GB/s)</text:p>
            </chart:title>
            <chart:grid chart:style-name="ch8" chart:class="major"/>
          </chart:axi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series chart:style-name="ch11" chart:values-cell-range-address="Sheet1.E2:Sheet1.E14" chart:label-cell-address="Sheet1.E1:Sheet1.E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_and_touch</text:p>
                <draw:g>
                  <svg:desc>Sheet1.C1:Sheet1.C1</svg:desc>
                </draw:g>
              </table:table-cell>
              <table:table-cell office:value-type="string">
                <text:p>allocate_and_copy</text:p>
                <draw:g>
                  <svg:desc>Sheet1.D1:Sheet1.D1</svg:desc>
                </draw:g>
              </table:table-cell>
              <table:table-cell office:value-type="string">
                <text:p>allocate_and_rea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A2:Sheet1.A14</svg:desc>
                </draw:g>
              </table:table-cell>
              <table:table-cell office:value-type="float" office:value="6.482094">
                <text:p>6.482094</text:p>
                <draw:g>
                  <svg:desc>Sheet1.C2:Sheet1.C14</svg:desc>
                </draw:g>
              </table:table-cell>
              <table:table-cell office:value-type="float" office:value="22.677134">
                <text:p>22.677134</text:p>
                <draw:g>
                  <svg:desc>Sheet1.D2:Sheet1.D14</svg:desc>
                </draw:g>
              </table:table-cell>
              <table:table-cell office:value-type="float" office:value="13.991348">
                <text:p>13.991348</text:p>
                <draw:g>
                  <svg:desc>Sheet1.E2:Sheet1.E1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674338">
                <text:p>6.674338</text:p>
              </table:table-cell>
              <table:table-cell office:value-type="float" office:value="22.596901">
                <text:p>22.596901</text:p>
              </table:table-cell>
              <table:table-cell office:value-type="float" office:value="14.063803">
                <text:p>14.0638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77452">
                <text:p>6.77452</text:p>
              </table:table-cell>
              <table:table-cell office:value-type="float" office:value="20.977997">
                <text:p>20.977997</text:p>
              </table:table-cell>
              <table:table-cell office:value-type="float" office:value="14.037169">
                <text:p>14.03716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.57486">
                <text:p>6.57486</text:p>
              </table:table-cell>
              <table:table-cell office:value-type="float" office:value="21.357876">
                <text:p>21.357876</text:p>
              </table:table-cell>
              <table:table-cell office:value-type="float" office:value="13.418673">
                <text:p>13.41867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285586">
                <text:p>6.285586</text:p>
              </table:table-cell>
              <table:table-cell office:value-type="float" office:value="21.111231">
                <text:p>21.111231</text:p>
              </table:table-cell>
              <table:table-cell office:value-type="float" office:value="13.149235">
                <text:p>13.14923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184611">
                <text:p>6.184611</text:p>
              </table:table-cell>
              <table:table-cell office:value-type="float" office:value="20.735434">
                <text:p>20.735434</text:p>
              </table:table-cell>
              <table:table-cell office:value-type="float" office:value="13.062627">
                <text:p>13.06262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875307">
                <text:p>5.875307</text:p>
              </table:table-cell>
              <table:table-cell office:value-type="float" office:value="19.961256">
                <text:p>19.961256</text:p>
              </table:table-cell>
              <table:table-cell office:value-type="float" office:value="12.681735">
                <text:p>12.68173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016292">
                <text:p>5.016292</text:p>
              </table:table-cell>
              <table:table-cell office:value-type="float" office:value="20.929251">
                <text:p>20.929251</text:p>
              </table:table-cell>
              <table:table-cell office:value-type="float" office:value="10.697726">
                <text:p>10.69772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.723644">
                <text:p>4.723644</text:p>
              </table:table-cell>
              <table:table-cell office:value-type="float" office:value="17.986078">
                <text:p>17.986078</text:p>
              </table:table-cell>
              <table:table-cell office:value-type="float" office:value="9.272658">
                <text:p>9.27265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.608075">
                <text:p>4.608075</text:p>
              </table:table-cell>
              <table:table-cell office:value-type="float" office:value="14.119382">
                <text:p>14.119382</text:p>
              </table:table-cell>
              <table:table-cell office:value-type="float" office:value="8.239252">
                <text:p>8.23925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.530185">
                <text:p>4.530185</text:p>
              </table:table-cell>
              <table:table-cell office:value-type="float" office:value="9.868958">
                <text:p>9.868958</text:p>
              </table:table-cell>
              <table:table-cell office:value-type="float" office:value="6.912623">
                <text:p>6.91262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.496381">
                <text:p>4.496381</text:p>
              </table:table-cell>
              <table:table-cell office:value-type="float" office:value="6.064559">
                <text:p>6.064559</text:p>
              </table:table-cell>
              <table:table-cell office:value-type="float" office:value="5.20181">
                <text:p>5.2018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.631325">
                <text:p>4.631325</text:p>
              </table:table-cell>
              <table:table-cell office:value-type="float" office:value="3.545731">
                <text:p>3.545731</text:p>
              </table:table-cell>
              <table:table-cell office:value-type="float" office:value="3.658223">
                <text:p>3.658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1c1c1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57cm" svg:height="13.59cm" xlink:href=".." xlink:type="simple" chart:class="chart:line" chart:style-name="ch1">
        <chart:title svg:x="9.41cm" svg:y="0.407cm" chart:style-name="ch2">
          <text:p>Chunked File Reads</text:p>
        </chart:title>
        <chart:legend chart:legend-position="bottom" svg:x="5.442cm" svg:y="12.807cm" style:legend-expansion="custom" svg:width="12.271cm" svg:height="0.604cm" style:legend-expansion-aspect-ratio="20.3162251655629" chart:style-name="ch3"/>
        <chart:plot-area chart:style-name="ch4" table:cell-range-address="Sheet1.A2:Sheet1.A14 Sheet1.C1:Sheet1.E14" chart:data-source-has-labels="both" svg:x="1.22cm" svg:y="1.364cm" svg:width="21.611cm" svg:height="10.688cm">
          <chart:coordinate-region svg:x="1.852cm" svg:y="1.566cm" svg:width="20.31cm" svg:height="9.833cm"/>
          <chart:axis chart:dimension="x" chart:name="primary-x" chart:style-name="ch5" chartooo:axis-type="auto">
            <chartooo:date-scale/>
            <chart:title svg:x="9.999cm" svg:y="12.106cm" chart:style-name="ch6">
              <text:p>Read Buffer Size (KB)</text:p>
            </chart:title>
            <chart:categories table:cell-range-address="Sheet1.A2:Sheet1.A14"/>
          </chart:axis>
          <chart:axis chart:dimension="y" chart:name="primary-y" chart:style-name="ch5">
            <chart:title svg:x="0.207cm" svg:y="7.993cm" chart:style-name="ch7">
              <text:p>Bandwidth (GB/s)</text:p>
            </chart:title>
            <chart:grid chart:style-name="ch8" chart:class="major"/>
          </chart:axi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series chart:style-name="ch11" chart:values-cell-range-address="Sheet1.E2:Sheet1.E14" chart:label-cell-address="Sheet1.E1:Sheet1.E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_and_touch</text:p>
                <draw:g>
                  <svg:desc>Sheet1.C1:Sheet1.C1</svg:desc>
                </draw:g>
              </table:table-cell>
              <table:table-cell office:value-type="string">
                <text:p>allocate_and_copy</text:p>
                <draw:g>
                  <svg:desc>Sheet1.D1:Sheet1.D1</svg:desc>
                </draw:g>
              </table:table-cell>
              <table:table-cell office:value-type="string">
                <text:p>allocate_and_rea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A2:Sheet1.A14</svg:desc>
                </draw:g>
              </table:table-cell>
              <table:table-cell office:value-type="float" office:value="6.482094">
                <text:p>6.482094</text:p>
                <draw:g>
                  <svg:desc>Sheet1.C2:Sheet1.C14</svg:desc>
                </draw:g>
              </table:table-cell>
              <table:table-cell office:value-type="float" office:value="22.677134">
                <text:p>22.677134</text:p>
                <draw:g>
                  <svg:desc>Sheet1.D2:Sheet1.D14</svg:desc>
                </draw:g>
              </table:table-cell>
              <table:table-cell office:value-type="float" office:value="13.991348">
                <text:p>13.991348</text:p>
                <draw:g>
                  <svg:desc>Sheet1.E2:Sheet1.E1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674338">
                <text:p>6.674338</text:p>
              </table:table-cell>
              <table:table-cell office:value-type="float" office:value="22.596901">
                <text:p>22.596901</text:p>
              </table:table-cell>
              <table:table-cell office:value-type="float" office:value="14.063803">
                <text:p>14.0638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77452">
                <text:p>6.77452</text:p>
              </table:table-cell>
              <table:table-cell office:value-type="float" office:value="20.977997">
                <text:p>20.977997</text:p>
              </table:table-cell>
              <table:table-cell office:value-type="float" office:value="14.037169">
                <text:p>14.03716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.57486">
                <text:p>6.57486</text:p>
              </table:table-cell>
              <table:table-cell office:value-type="float" office:value="21.357876">
                <text:p>21.357876</text:p>
              </table:table-cell>
              <table:table-cell office:value-type="float" office:value="13.418673">
                <text:p>13.41867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285586">
                <text:p>6.285586</text:p>
              </table:table-cell>
              <table:table-cell office:value-type="float" office:value="21.111231">
                <text:p>21.111231</text:p>
              </table:table-cell>
              <table:table-cell office:value-type="float" office:value="13.149235">
                <text:p>13.14923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184611">
                <text:p>6.184611</text:p>
              </table:table-cell>
              <table:table-cell office:value-type="float" office:value="20.735434">
                <text:p>20.735434</text:p>
              </table:table-cell>
              <table:table-cell office:value-type="float" office:value="13.062627">
                <text:p>13.06262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875307">
                <text:p>5.875307</text:p>
              </table:table-cell>
              <table:table-cell office:value-type="float" office:value="19.961256">
                <text:p>19.961256</text:p>
              </table:table-cell>
              <table:table-cell office:value-type="float" office:value="12.681735">
                <text:p>12.68173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016292">
                <text:p>5.016292</text:p>
              </table:table-cell>
              <table:table-cell office:value-type="float" office:value="20.929251">
                <text:p>20.929251</text:p>
              </table:table-cell>
              <table:table-cell office:value-type="float" office:value="10.697726">
                <text:p>10.69772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.723644">
                <text:p>4.723644</text:p>
              </table:table-cell>
              <table:table-cell office:value-type="float" office:value="17.986078">
                <text:p>17.986078</text:p>
              </table:table-cell>
              <table:table-cell office:value-type="float" office:value="9.272658">
                <text:p>9.27265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.608075">
                <text:p>4.608075</text:p>
              </table:table-cell>
              <table:table-cell office:value-type="float" office:value="14.119382">
                <text:p>14.119382</text:p>
              </table:table-cell>
              <table:table-cell office:value-type="float" office:value="8.239252">
                <text:p>8.23925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.530185">
                <text:p>4.530185</text:p>
              </table:table-cell>
              <table:table-cell office:value-type="float" office:value="9.868958">
                <text:p>9.868958</text:p>
              </table:table-cell>
              <table:table-cell office:value-type="float" office:value="6.912623">
                <text:p>6.91262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.496381">
                <text:p>4.496381</text:p>
              </table:table-cell>
              <table:table-cell office:value-type="float" office:value="6.064559">
                <text:p>6.064559</text:p>
              </table:table-cell>
              <table:table-cell office:value-type="float" office:value="5.20181">
                <text:p>5.2018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.631325">
                <text:p>4.631325</text:p>
              </table:table-cell>
              <table:table-cell office:value-type="float" office:value="3.545731">
                <text:p>3.545731</text:p>
              </table:table-cell>
              <table:table-cell office:value-type="float" office:value="3.658223">
                <text:p>3.658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